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f13" officeooo:paragraph-rsid="0000bf13"/>
    </style:style>
    <style:style style:name="P2" style:family="paragraph" style:parent-style-name="Standard">
      <style:paragraph-properties fo:text-align="start" style:justify-single-word="false"/>
      <style:text-properties officeooo:paragraph-rsid="0000bf13"/>
    </style:style>
    <style:style style:name="P3" style:family="paragraph" style:parent-style-name="Standard">
      <style:paragraph-properties fo:text-align="start" style:justify-single-word="false"/>
      <style:text-properties officeooo:paragraph-rsid="0001a682"/>
    </style:style>
    <style:style style:name="P4" style:family="paragraph" style:parent-style-name="Standard">
      <style:paragraph-properties fo:text-align="start" style:justify-single-word="false"/>
      <style:text-properties officeooo:paragraph-rsid="00142485"/>
    </style:style>
    <style:style style:name="P5" style:family="paragraph" style:parent-style-name="Standard" style:list-style-name="L16">
      <style:paragraph-properties fo:text-align="start" style:justify-single-word="false"/>
      <style:text-properties officeooo:paragraph-rsid="0025b47f"/>
    </style:style>
    <style:style style:name="P6" style:family="paragraph" style:parent-style-name="Standard">
      <style:paragraph-properties fo:text-align="start" style:justify-single-word="false"/>
      <style:text-properties officeooo:rsid="001464bc" officeooo:paragraph-rsid="0023c4de"/>
    </style:style>
    <style:style style:name="P7" style:family="paragraph" style:parent-style-name="Standard">
      <style:paragraph-properties fo:text-align="start" style:justify-single-word="false"/>
      <style:text-properties officeooo:rsid="001464bc" officeooo:paragraph-rsid="0034a2d9"/>
    </style:style>
    <style:style style:name="P8" style:family="paragraph" style:parent-style-name="Standard" style:list-style-name="L15">
      <style:paragraph-properties fo:text-align="start" style:justify-single-word="false"/>
      <style:text-properties fo:font-size="12pt" fo:font-style="normal" fo:font-weight="bold" officeooo:rsid="00164d33" officeooo:paragraph-rsid="00164d3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5">
      <style:paragraph-properties fo:text-align="start" style:justify-single-word="false"/>
      <style:text-properties fo:font-size="12pt" fo:font-style="normal" fo:font-weight="bold" officeooo:rsid="00182820" officeooo:paragraph-rsid="0018282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464bc" officeooo:paragraph-rsid="001464bc" style:font-style-asian="normal" style:font-style-complex="normal"/>
    </style:style>
    <style:style style:name="P11" style:family="paragraph" style:parent-style-name="Standard" style:list-style-name="L15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7">
      <style:text-properties officeooo:paragraph-rsid="00124ebd"/>
    </style:style>
    <style:style style:name="P15" style:family="paragraph" style:parent-style-name="Text_20_body">
      <style:text-properties style:font-name="Bahnschrift Light SemiCondensed"/>
    </style:style>
    <style:style style:name="P16" style:family="paragraph" style:parent-style-name="Text_20_body" style:list-style-name="L7">
      <style:text-properties style:font-name="Bahnschrift Light SemiCondensed" officeooo:rsid="0003824f" officeooo:paragraph-rsid="0003824f"/>
    </style:style>
    <style:style style:name="P17" style:family="paragraph" style:parent-style-name="Text_20_body" style:list-style-name="L7">
      <style:text-properties style:font-name="Bahnschrift Light SemiCondensed" officeooo:paragraph-rsid="0003fc36"/>
    </style:style>
    <style:style style:name="P18" style:family="paragraph" style:parent-style-name="Text_20_body">
      <style:text-properties style:font-name="Bahnschrift Light SemiCondensed" fo:font-size="12pt" officeooo:paragraph-rsid="0036c086" style:font-size-asian="12pt" style:font-size-complex="12pt"/>
    </style:style>
    <style:style style:name="P19" style:family="paragraph" style:parent-style-name="Text_20_body" style:list-style-name="L17">
      <style:text-properties officeooo:paragraph-rsid="002ce731"/>
    </style:style>
    <style:style style:name="P20" style:family="paragraph" style:parent-style-name="Text_20_body" style:list-style-name="L17">
      <style:paragraph-properties fo:margin-top="0cm" fo:margin-bottom="0cm" style:contextual-spacing="false"/>
      <style:text-properties officeooo:paragraph-rsid="002ce731"/>
    </style:style>
    <style:style style:name="P21" style:family="paragraph" style:parent-style-name="Text_20_body">
      <style:paragraph-properties fo:text-align="start" style:justify-single-word="false"/>
      <style:text-properties officeooo:paragraph-rsid="002c0d57"/>
    </style:style>
    <style:style style:name="P22" style:family="paragraph" style:parent-style-name="Text_20_body">
      <style:paragraph-properties fo:text-align="start" style:justify-single-word="false"/>
      <style:text-properties officeooo:paragraph-rsid="002ce731"/>
    </style:style>
    <style:style style:name="P23" style:family="paragraph" style:parent-style-name="Text_20_body">
      <style:text-properties officeooo:paragraph-rsid="002ce731"/>
    </style:style>
    <style:style style:name="P24" style:family="paragraph" style:parent-style-name="Text_20_body">
      <style:text-properties officeooo:paragraph-rsid="0036c086"/>
    </style:style>
    <style:style style:name="T1" style:family="text">
      <style:text-properties fo:color="#ff0000" loext:opacity="100%" style:font-name="Bahnschrift Light SemiCondensed1" fo:font-size="28pt" fo:language="pt" fo:country="BR" fo:font-style="italic" fo:font-weight="bold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2" style:family="text">
      <style:text-properties fo:color="#ff0000" loext:opacity="100%" style:font-name="Bahnschrift Light SemiCondensed1" fo:font-size="28pt" fo:language="pt" fo:country="BR" fo:font-style="italic" fo:font-weight="bold" officeooo:rsid="0001a682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5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1a682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6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5b47f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7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c0d57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8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8ea45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9" style:family="text">
      <style:text-properties style:use-window-font-color="true" loext:opacity="0%" style:font-name="Bahnschrift Light SemiCondensed1" fo:font-size="12pt" fo:language="pt" fo:country="BR" fo:font-style="normal" style:text-underline-style="none" officeooo:rsid="002c0d57" style:font-size-asian="12pt" style:font-style-asian="normal" style:font-name-complex="Bahnschrift Light SemiCondensed2" style:font-size-complex="12pt" style:font-style-complex="normal"/>
    </style:style>
    <style:style style:name="T10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01a682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1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5b47f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2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c0d57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4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9b36b" style:font-size-asian="12pt" style:font-weight-asian="bold" style:font-name-complex="Bahnschrift Light SemiCondensed2" style:font-size-complex="12pt" style:font-weight-complex="bold"/>
    </style:style>
    <style:style style:name="T15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aa780" style:font-size-asian="12pt" style:font-weight-asian="bold" style:font-name-complex="Bahnschrift Light SemiCondensed2" style:font-size-complex="12pt" style:font-weight-complex="bold"/>
    </style:style>
    <style:style style:name="T16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b6f01" style:font-size-asian="12pt" style:font-weight-asian="bold" style:font-name-complex="Bahnschrift Light SemiCondensed2" style:font-size-complex="12pt" style:font-weight-complex="bold"/>
    </style:style>
    <style:style style:name="T17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e4196" style:font-size-asian="12pt" style:font-weight-asian="bold" style:font-name-complex="Bahnschrift Light SemiCondensed2" style:font-size-complex="12pt" style:font-weight-complex="bold"/>
    </style:style>
    <style:style style:name="T18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2100f4" style:font-size-asian="12pt" style:font-weight-asian="bold" style:font-name-complex="Bahnschrift Light SemiCondensed2" style:font-size-complex="12pt" style:font-weight-complex="bold"/>
    </style:style>
    <style:style style:name="T19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c92bd" style:font-size-asian="12pt" style:font-weight-asian="normal" style:font-name-complex="Bahnschrift Light SemiCondensed2" style:font-size-complex="12pt" style:font-weight-complex="normal"/>
    </style:style>
    <style:style style:name="T20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e4196" style:font-size-asian="12pt" style:font-weight-asian="normal" style:font-name-complex="Bahnschrift Light SemiCondensed2" style:font-size-complex="12pt" style:font-weight-complex="normal"/>
    </style:style>
    <style:style style:name="T21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2100f4" style:font-size-asian="12pt" style:font-weight-asian="normal" style:font-name-complex="Bahnschrift Light SemiCondensed2" style:font-size-complex="12pt" style:font-weight-complex="normal"/>
    </style:style>
    <style:style style:name="T22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01a682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3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142485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4" style:family="text">
      <style:text-properties style:use-window-font-color="true" loext:opacity="0%" style:font-name="Bahnschrift Light SemiCondensed1" fo:font-size="16pt" fo:language="pt" fo:country="BR" style:text-underline-style="none" fo:font-weight="bold" officeooo:rsid="0001a682" style:font-size-asian="14pt" style:font-weight-asian="bold" style:font-name-complex="Bahnschrift Light SemiCondensed2" style:font-size-complex="16pt" style:font-weight-complex="bold"/>
    </style:style>
    <style:style style:name="T25" style:family="text">
      <style:text-properties style:use-window-font-color="true" loext:opacity="0%" style:font-name="Bahnschrift Light SemiCondensed1" fo:font-size="16pt" fo:language="pt" fo:country="BR" style:text-underline-style="none" fo:font-weight="bold" style:font-size-asian="14pt" style:font-weight-asian="bold" style:font-name-complex="Bahnschrift Light SemiCondensed2" style:font-size-complex="16pt" style:font-weight-complex="bold"/>
    </style:style>
    <style:style style:name="T26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23c4de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7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8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1464bc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9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34a2d9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0" style:family="text">
      <style:text-properties style:use-window-font-color="true" loext:opacity="0%" style:font-name="Bahnschrift Light SemiCondensed1" fo:language="pt" fo:country="BR" fo:font-style="normal" style:text-underline-style="none" fo:font-weight="bold" style:font-style-asian="normal" style:font-weight-asian="bold" style:font-name-complex="Bahnschrift Light SemiCondensed2" style:font-style-complex="normal" style:font-weight-complex="bold"/>
    </style:style>
    <style:style style:name="T31" style:family="text">
      <style:text-properties style:use-window-font-color="true" loext:opacity="0%" style:font-name="Bahnschrift Light SemiCondensed1" fo:language="pt" fo:country="BR" style:text-underline-style="none" officeooo:rsid="001464bc" style:font-name-complex="Bahnschrift Light SemiCondensed2"/>
    </style:style>
    <style:style style:name="T32" style:family="text">
      <style:text-properties style:use-window-font-color="true" loext:opacity="0%" style:font-name="Bahnschrift Light SemiCondensed1" fo:language="pt" fo:country="BR" style:text-underline-style="none" style:font-name-complex="Bahnschrift Light SemiCondensed2"/>
    </style:style>
    <style:style style:name="T33" style:family="text">
      <style:text-properties style:use-window-font-color="true" loext:opacity="0%" style:font-name="Bahnschrift Light SemiCondensed1" fo:language="pt" fo:country="BR" style:text-underline-style="none" fo:font-weight="normal" style:font-weight-asian="normal" style:font-name-complex="Bahnschrift Light SemiCondensed2" style:font-weight-complex="normal"/>
    </style:style>
    <style:style style:name="T34" style:family="text">
      <style:text-properties style:use-window-font-color="true" loext:opacity="0%" style:font-name="Bahnschrift Light SemiCondensed1" fo:language="pt" fo:country="BR" style:text-underline-style="none" fo:font-weight="normal" officeooo:rsid="0019b36b" style:font-weight-asian="normal" style:font-name-complex="Bahnschrift Light SemiCondensed2" style:font-weight-complex="normal"/>
    </style:style>
    <style:style style:name="T35" style:family="text">
      <style:text-properties style:use-window-font-color="true" loext:opacity="0%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fo:font-size="12pt" fo:language="pt" fo:country="BR" fo:font-style="normal" style:text-underline-style="none" officeooo:rsid="002c0d57" style:font-size-asian="12pt" style:font-style-asian="normal" style:font-size-complex="12pt" style:font-style-complex="normal"/>
    </style:style>
    <style:style style:name="T37" style:family="text">
      <style:text-properties style:use-window-font-color="true" loext:opacity="0%" style:font-name="Nimbus Mono PS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2c0d57" style:font-size-asian="12pt" style:font-style-asian="normal" style:font-size-complex="12pt" style:font-style-complex="normal"/>
    </style:style>
    <style:style style:name="T40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eb35c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c0d57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use-window-font-color="true" loext:opacity="0%" style:font-name="Bahnschrift Light SemiCondensed" fo:language="pt" fo:country="BR" fo:font-style="normal" style:text-underline-style="none" officeooo:rsid="002c0d57" style:font-style-asian="normal" style:font-style-complex="normal"/>
    </style:style>
    <style:style style:name="T43" style:family="text">
      <style:text-properties style:use-window-font-color="true" loext:opacity="0%" style:font-name="Bahnschrift Light SemiCondensed" fo:language="pt" fo:country="BR" fo:font-style="normal" style:text-underline-style="none" fo:font-weight="normal" officeooo:rsid="002c0d57" style:font-style-asian="normal" style:font-weight-asian="normal" style:font-style-complex="normal" style:font-weight-complex="normal"/>
    </style:style>
    <style:style style:name="T44" style:family="text">
      <style:text-properties style:use-window-font-color="true" loext:opacity="0%" fo:language="pt" fo:country="BR" fo:font-style="normal" style:text-underline-style="none" fo:font-weight="normal" officeooo:rsid="002c0d57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3824f" style:font-weight-asian="bold" style:font-weight-complex="bold"/>
    </style:style>
    <style:style style:name="T47" style:family="text">
      <style:text-properties fo:font-weight="bold" officeooo:rsid="0003fc36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04fe93" style:font-weight-asian="normal" style:font-weight-complex="normal"/>
    </style:style>
    <style:style style:name="T50" style:family="text">
      <style:text-properties fo:font-weight="normal" officeooo:rsid="0003fc36" style:font-weight-asian="normal" style:font-weight-complex="normal"/>
    </style:style>
    <style:style style:name="T51" style:family="text">
      <style:text-properties fo:font-weight="normal" officeooo:rsid="000eefb6" style:font-weight-asian="normal" style:font-weight-complex="normal"/>
    </style:style>
    <style:style style:name="T52" style:family="text">
      <style:text-properties officeooo:rsid="0004fe93"/>
    </style:style>
    <style:style style:name="T53" style:family="text">
      <style:text-properties officeooo:rsid="000e6050"/>
    </style:style>
    <style:style style:name="T54" style:family="text">
      <style:text-properties officeooo:rsid="000e96de"/>
    </style:style>
    <style:style style:name="T55" style:family="text">
      <style:text-properties style:font-name="Bahnschrift Light SemiCondensed"/>
    </style:style>
    <style:style style:name="T56" style:family="text">
      <style:text-properties style:font-name="Bahnschrift Light SemiCondensed" officeooo:rsid="0003824f"/>
    </style:style>
    <style:style style:name="T57" style:family="text">
      <style:text-properties style:font-name="Bahnschrift Light SemiCondensed" fo:font-weight="bold" style:font-weight-asian="bold" style:font-weight-complex="bold"/>
    </style:style>
    <style:style style:name="T58" style:family="text">
      <style:text-properties style:font-name="Bahnschrift Light SemiCondensed" fo:font-weight="bold" officeooo:rsid="0003824f" style:font-weight-asian="bold" style:font-weight-complex="bold"/>
    </style:style>
    <style:style style:name="T59" style:family="text">
      <style:text-properties style:font-name="Bahnschrift Light SemiCondensed" fo:font-weight="bold" officeooo:rsid="00124ebd" style:font-weight-asian="bold" style:font-weight-complex="bold"/>
    </style:style>
    <style:style style:name="T60" style:family="text">
      <style:text-properties style:font-name="Bahnschrift Light SemiCondensed" fo:font-weight="bold" officeooo:rsid="003bbcc3" style:font-weight-asian="bold" style:font-weight-complex="bold"/>
    </style:style>
    <style:style style:name="T61" style:family="text">
      <style:text-properties style:font-name="Bahnschrift Light SemiCondensed" fo:font-weight="normal" officeooo:rsid="00124ebd" style:font-weight-asian="normal" style:font-weight-complex="normal"/>
    </style:style>
    <style:style style:name="T62" style:family="text">
      <style:text-properties style:font-name="Bahnschrift Light SemiCondensed" fo:font-weight="normal" officeooo:rsid="003bbcc3" style:font-weight-asian="normal" style:font-weight-complex="normal"/>
    </style:style>
    <style:style style:name="T63" style:family="text">
      <style:text-properties style:font-name="Bahnschrift Light SemiCondensed" officeooo:rsid="002eb35c"/>
    </style:style>
    <style:style style:name="T64" style:family="text">
      <style:text-properties style:font-name="Bahnschrift Light SemiCondensed" officeooo:rsid="003026c4"/>
    </style:style>
    <style:style style:name="T65" style:family="text">
      <style:text-properties style:font-name="Bahnschrift Light SemiCondensed" fo:font-size="12pt" style:font-size-asian="12pt" style:font-size-complex="12pt"/>
    </style:style>
    <style:style style:name="T66" style:family="text">
      <style:text-properties style:font-name="Bahnschrift Light SemiCondensed" officeooo:rsid="003bbcc3"/>
    </style:style>
    <style:style style:name="T67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rotocolo SNMP </text:span><text:span text:style-name="T2">( Simple Network Managment Protocol)</text:span></text:p>
      <text:p text:style-name="P1" loext:marker-style-name="T1"><text:span text:style-name="T1"/></text:p>
      <text:p text:style-name="P2"><text:span text:style-name="T3"><text:tab/>N</text:span><text:span text:style-name="T4">este tópico da Maratona Backend veremos um pouco sobre o procolo de rede SNMP. Esse protocolo atua na sétima camada do modelo OSI, por sua vez na camada de Aplicação do Modelo TCP/IP.</text:span></text:p>
      <text:p text:style-name="P2"><text:span text:style-name="T22"/></text:p>
      <text:p text:style-name="P3"><text:span text:style-name="T22"><text:tab/></text:span><text:span text:style-name="T5">O protocolo SNMP é um protocolo para gerenciamento de redes, onde o administrador do sistema consegue monitorar, controlar e gerenciar dispostivos de uma rede, como </text:span><text:span text:style-name="T10">roteadores, servidores, impressoras, firewalls, e entre outros.</text:span></text:p>
      <text:p text:style-name="P3"><text:span text:style-name="T4"/></text:p>
      <text:p text:style-name="Text_20_body"><text:tab/><text:span text:style-name="T55">O </text:span><text:span text:style-name="Strong_20_Emphasis"><text:span text:style-name="T55">SNMP</text:span></text:span><text:span text:style-name="T55"> é um </text:span><text:span text:style-name="Strong_20_Emphasis"><text:span text:style-name="T55">protocolo de gerenciamento de redes</text:span></text:span><text:span text:style-name="T55"> utilizado para monitorar, controlar e gerenciar dispositivos em uma rede, como </text:span><text:span text:style-name="Strong_20_Emphasis"><text:span text:style-name="T55">roteadores</text:span></text:span><text:span text:style-name="T55">, </text:span><text:span text:style-name="Strong_20_Emphasis"><text:span text:style-name="T55">switches</text:span></text:span><text:span text:style-name="T55">, </text:span><text:span text:style-name="Strong_20_Emphasis"><text:span text:style-name="T55">servidores</text:span></text:span><text:span text:style-name="T55">, </text:span><text:span text:style-name="Strong_20_Emphasis"><text:span text:style-name="T55">impressoras</text:span></text:span><text:span text:style-name="T55">, </text:span><text:span text:style-name="Strong_20_Emphasis"><text:span text:style-name="T55">firewalls</text:span></text:span><text:span text:style-name="T55">, entre outros. Ele permite que os administradores de rede coletem informações sobre o desempenho, estado e configurações desses dispositivos, </text:span><text:span text:style-name="T56">tendo suas principais funções como </text:span><text:span text:style-name="T58">Monitoramento de dispositivos, Gerenciamento remoto e Notificações de falhas.</text:span></text:p>
      <text:p text:style-name="P15"><text:span text:style-name="T46"/></text:p>
      <text:p text:style-name="P4"><text:span text:style-name="T23">Funcionalidades</text:span><text:span text:style-name="T22">:</text:span></text:p>
      <text:p text:style-name="P4"><text:span text:style-name="T22"/></text:p>
      <text:list text:style-name="L7">
        <text:list-item>
          <text:p text:style-name="P16"><text:span text:style-name="T45">Monitoramento de dispositivos:</text:span><text:span text:style-name="T48"> </text:span><text:span text:style-name="T51">Per</text:span><text:span text:style-name="T51">mite </text:span><text:span text:style-name="T51">a </text:span><text:span text:style-name="T51">verificação d</text:span>o uso de CPU, largura de banda, estado das portas e mais.</text:p>
        </text:list-item>
        <text:list-item>
          <text:p text:style-name="P17"><text:span text:style-name="T47">Gerenciamento remoto:</text:span><text:span text:style-name="T50"> </text:span><text:span text:style-name="T49">No protocolo SNMP temos senhas ou chaves de acesso que chamamos de comunidades SNMP que permitem que tipo de acesso um determinado administrador pode ter. </text:span>Geralmente essas comunidades atuam com controles simples, como quem pode acessar, <text:span text:style-name="T52">e se é possível verificar apenas a leitura ou também fazer a escrita, </text:span><text:span text:style-name="T53">porém na Comunidade SNMP v3 é implementado para uma maior segurança a criptografia. </text:span><text:span text:style-name="T54">Dependendo do acesso é possível configurar, controlar os dispositivos e até mesmo reniciá-los.</text:span></text:p>
        </text:list-item>
        <text:list-item>
          <text:p text:style-name="P14"><text:span text:style-name="T59">Notificação de falhas: <text:s/></text:span><text:span text:style-name="T61">Permiti o envio de mensagens de alertas de mensagens de falha, sem que der uma falha em um dispositivo ou este atingir um limite de desempenho.</text:span></text:p>
        </text:list-item>
      </text:list>
      <text:list text:style-name="L1">
        <text:list-header>
          <text:p text:style-name="P13"/>
        </text:list-header>
      </text:list>
      <text:p text:style-name="P10"><text:soft-page-break/><text:span text:style-name="T24">C</text:span><text:span text:style-name="T25">omponentes:</text:span></text:p>
      <text:p text:style-name="P10"><text:span text:style-name="T25"/></text:p>
      <text:list text:style-name="L15">
        <text:list-item>
          <text:p text:style-name="P8"><text:span text:style-name="T31">G</text:span><text:span text:style-name="T32">erente (Manager): </text:span><text:span text:style-name="T33">É o sistema que fazer o controle ou monitoramento de um dispositivo.</text:span></text:p>
        </text:list-item>
        <text:list-item>
          <text:p text:style-name="P9"><text:span text:style-name="T32">Agente (Agent): </text:span><text:span text:style-name="T33">São os dispositivos que serão acessados, </text:span><text:span text:style-name="T34">como roteadores, switches, servidores.</text:span></text:p>
        </text:list-item>
        <text:list-item>
          <text:p text:style-name="P11"><text:span text:style-name="T14">M</text:span><text:span text:style-name="T15">IB (Managment Information Base</text:span><text:span text:style-name="T16">)</text:span><text:span text:style-name="T15">: <text:s/></text:span><text:span text:style-name="T19">São os dados específicos do dispositivo agente. Elas são dividas em categorias hierárquicas. </text:span><text:span text:style-name="T20">Todas essas MIBS são classificas atráves de um número indentificador chamado </text:span><text:span text:style-name="T17">OID </text:span><text:span text:style-name="T18">(Object Identifier)</text:span><text:span text:style-name="T21">.</text:span></text:p>
        </text:list-item>
      </text:list>
      <text:p text:style-name="P12"><text:span text:style-name="T21"/></text:p>
      <text:p text:style-name="P12"><text:span text:style-name="T21"/></text:p>
      <text:p text:style-name="P6"><text:span text:style-name="Strong_20_Emphasis"><text:span text:style-name="T26">Funções</text:span></text:span><text:span text:style-name="Strong_20_Emphasis"><text:span text:style-name="T27">:</text:span></text:span></text:p>
      <text:p text:style-name="P6"><text:span text:style-name="Strong_20_Emphasis"><text:span text:style-name="T28"/></text:span></text:p>
      <text:list text:style-name="L16">
        <text:list-item>
          <text:p text:style-name="P5"><text:span text:style-name="Strong_20_Emphasis"><text:span text:style-name="T11">Get: </text:span></text:span><text:span text:style-name="Strong_20_Emphasis"><text:span text:style-name="T6">O gerente solicita uma informação ao agente.</text:span></text:span></text:p>
        </text:list-item>
        <text:list-item>
          <text:p text:style-name="P5"><text:span text:style-name="Strong_20_Emphasis"><text:span text:style-name="T11">Response: </text:span></text:span><text:span text:style-name="Strong_20_Emphasis"><text:span text:style-name="T6">O agente devolve a resposta solicitada ao gerente.</text:span></text:span></text:p>
        </text:list-item>
        <text:list-item>
          <text:p text:style-name="P5"><text:span text:style-name="Strong_20_Emphasis"><text:span text:style-name="T11">Set: </text:span></text:span><text:span text:style-name="Strong_20_Emphasis"><text:span text:style-name="T6">O gerente faz a configuraçãodo do dispositivo.</text:span></text:span></text:p>
        </text:list-item>
        <text:list-item>
          <text:p text:style-name="P5"><text:span text:style-name="Strong_20_Emphasis"><text:span text:style-name="T11">Trap: </text:span></text:span><text:span text:style-name="Strong_20_Emphasis"><text:span text:style-name="T6">O agente retorna mensagens de falha ao gerente.</text:span></text:span></text:p>
        </text:list-item>
      </text:list>
      <text:p text:style-name="P21"><text:span text:style-name="Strong_20_Emphasis"><text:span text:style-name="T6"><text:line-break/></text:span></text:span><text:span text:style-name="Strong_20_Emphasis"><text:span text:style-name="T7">Vamos para a prática?</text:span></text:span></text:p>
      <text:p text:style-name="P21"><text:span text:style-name="Strong_20_Emphasis"><text:span text:style-name="T7"/></text:span></text:p>
      <text:p text:style-name="P21"><text:span text:style-name="Strong_20_Emphasis"><text:span text:style-name="T7">1. </text:span></text:span><text:span text:style-name="Strong_20_Emphasis"><text:span text:style-name="T12">Instalar o Pacote SNMP:</text:span></text:span></text:p>
      <text:p text:style-name="P21"><text:span text:style-name="Strong_20_Emphasis"><text:span text:style-name="T12"><text:tab/></text:span></text:span><text:span text:style-name="Strong_20_Emphasis"><text:span text:style-name="T7">Para isso vamos utilizar o seguinte comando no terminal linux.</text:span></text:span></text:p>
      <text:p text:style-name="P21"><text:span text:style-name="Strong_20_Emphasis"><text:span text:style-name="T7"><text:tab/></text:span></text:span><text:span text:style-name="Source_20_Text"><text:span text:style-name="T37">sudo apt-get install snmp</text:span></text:span></text:p>
      <text:p text:style-name="P21"><text:span text:style-name="Strong_20_Emphasis"><text:span text:style-name="T7">2.</text:span></text:span><text:span text:style-name="Strong_20_Emphasis"><text:span text:style-name="T12"> </text:span></text:span><text:span text:style-name="Strong_20_Emphasis"><text:span text:style-name="T9">C</text:span></text:span><text:span text:style-name="Strong_20_Emphasis"><text:span text:style-name="T12">onsultador o OID Específico:</text:span></text:span></text:p>
      <text:p text:style-name="P22"><text:span text:style-name="Strong_20_Emphasis"><text:span text:style-name="T12"><text:tab/></text:span></text:span><text:span text:style-name="Source_20_Text"><text:span text:style-name="T37">snmpget -v 2c -c COMMUNITY IP_DO_DISPOSITIVO OID</text:span></text:span></text:p>
      <text:list text:style-name="L17">
        <text:list-item>
          <text:p text:style-name="P20"><text:span text:style-name="Source_20_Text"><text:span text:style-name="T57">-v 2c</text:span></text:span><text:span text:style-name="T57">:</text:span><text:span text:style-name="T55"> Especifica a versão do SNMP </text:span><text:span text:style-name="T63">sendo</text:span><text:span text:style-name="T55"> </text:span><text:span text:style-name="Strong_20_Emphasis"><text:span text:style-name="T55">1</text:span></text:span><text:span text:style-name="T55">, <text:s/></text:span><text:span text:style-name="Strong_20_Emphasis"><text:span text:style-name="T55">2c</text:span></text:span><text:span text:style-name="T55"> ou </text:span><text:span text:style-name="Strong_20_Emphasis"><text:span text:style-name="T55">3</text:span></text:span><text:span text:style-name="T55">. </text:span></text:p>
          <text:p text:style-name="P20"><text:span text:style-name="T55"/></text:p>
        </text:list-item>
        <text:list-item>
          <text:p text:style-name="P20"><text:span text:style-name="Source_20_Text"><text:span text:style-name="T57">-c COMMUNITY</text:span></text:span><text:span text:style-name="T57">:</text:span><text:span text:style-name="T55"> A </text:span><text:span text:style-name="Strong_20_Emphasis"><text:span text:style-name="T55">comunidade SNMP</text:span></text:span><text:span text:style-name="T55">, que funciona como uma senha </text:span><text:span text:style-name="T64">sendo </text:span><text:span text:style-name="T57">"public"</text:span><text:span text:style-name="T55"> para leitura e </text:span><text:span text:style-name="T57">"private"</text:span><text:span text:style-name="T55"> para leitura e escrita, </text:span><text:span text:style-name="T66">ou </text:span><text:span text:style-name="T60">“quicksip” </text:span><text:span text:style-name="T62">para permissões personalizadas</text:span><text:span text:style-name="T55">. </text:span></text:p>
          <text:p text:style-name="P20"><text:span text:style-name="T55"/></text:p>
        </text:list-item>
        <text:list-item>
          <text:p text:style-name="P20"><text:span text:style-name="Source_20_Text"><text:span text:style-name="T57">IP_DO_DISPOSITIVO</text:span></text:span><text:span text:style-name="T57">:</text:span><text:span text:style-name="T55"> O </text:span><text:span text:style-name="Strong_20_Emphasis"><text:span text:style-name="T55">IP</text:span></text:span><text:span text:style-name="T55"> do dispositivo SNMP. </text:span></text:p>
          <text:p text:style-name="P20"><text:span text:style-name="T55"/></text:p>
        </text:list-item>
        <text:list-item>
          <text:p text:style-name="P19"><text:span text:style-name="Source_20_Text"><text:span text:style-name="T41">OID:</text:span></text:span><text:span text:style-name="Source_20_Text"><text:span text:style-name="T38"> O </text:span></text:span><text:span text:style-name="Strong_20_Emphasis"><text:span text:style-name="T40">OID</text:span></text:span><text:span text:style-name="Source_20_Text"><text:span text:style-name="T38"> que você quer consultar. </text:span></text:span></text:p>
        </text:list-item>
      </text:list>
      <text:p text:style-name="P23"><text:span text:style-name="Source_20_Text"><text:span text:style-name="T38"/></text:span></text:p>
      <text:p text:style-name="P7"><text:soft-page-break/><text:span text:style-name="Strong_20_Emphasis"><text:span text:style-name="T28"/></text:span></text:p>
      <text:p text:style-name="P7"><text:span text:style-name="Strong_20_Emphasis"><text:span text:style-name="T27">Comand</text:span></text:span><text:span text:style-name="Strong_20_Emphasis"><text:span text:style-name="T29">os comuns</text:span></text:span><text:span text:style-name="Strong_20_Emphasis"><text:span text:style-name="T27">:</text:span></text:span></text:p>
      <text:p text:style-name="P7"><text:span text:style-name="Strong_20_Emphasis"><text:span text:style-name="T27"/></text:span></text:p>
      <text:p text:style-name="P7"><text:span text:style-name="Strong_20_Emphasis"><text:span text:style-name="T13">snmpd -f -L <text:s text:c="3"/>: <text:s text:c="2"/></text:span></text:span><text:span text:style-name="Strong_20_Emphasis"><text:span text:style-name="T8">Usado para inicializar o snmpd no container.</text:span></text:span></text:p>
      <text:p text:style-name="P7"><text:span text:style-name="Strong_20_Emphasis"><text:span text:style-name="T28"/></text:span></text:p>
      <text:p text:style-name="P24"><text:span text:style-name="Source_20_Text"><text:span text:style-name="Strong_20_Emphasis"><text:span text:style-name="T39">snmpget</text:span></text:span></text:span><text:span text:style-name="Source_20_Text"><text:span text:style-name="T38">: Recupera o valor de um objeto específico em um dispositivo de rede.</text:span>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get -v 2c -c public 127.0.0.1 sysUpTime.0</text:span></text:span></text:p>
      <text:p text:style-name="P24"><text:span text:style-name="Source_20_Text"><text:span text:style-name="T65"/></text:span></text:p>
      <text:p text:style-name="P24"><text:span text:style-name="Strong_20_Emphasis"><text:span text:style-name="T65">snmpwalk</text:span></text:span><text:span text:style-name="T65">: Percorre uma subárvore de objetos SNMP, recuperando múltiplos valores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walk -v 2c -c public 127.0.0.1 system</text:span></text:span><text:span text:style-name="T65"> </text:span></text:p>
      <text:p text:style-name="P18"/>
      <text:p text:style-name="P24"><text:span text:style-name="Strong_20_Emphasis"><text:span text:style-name="T65">snmpbulkwalk</text:span></text:span><text:span text:style-name="T65">: Semelhante ao </text:span><text:span text:style-name="Source_20_Text"><text:span text:style-name="T65">snmpwalk</text:span></text:span><text:span text:style-name="T65">, mas utiliza operações bulk para eficiência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bulkwalk -v 2c -c public 127.0.0.1 system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getnext</text:span></text:span><text:span text:style-name="T65">: Recupera o próximo objeto SNMP na hierarquia de MIB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getnext -v 2c -c public 127.0.0.1 sysUpTime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set</text:span></text:span><text:span text:style-name="T65">: Define ou altera o valor de um objeto SNMP em um dispositivo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set -v 2c -c private 127.0.0.1 sysContact.0 s "admin@example.com"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trap</text:span></text:span><text:span text:style-name="T65">: Envia mensagens de notificação (traps) para um gerenciador SNMP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trap -v 2c -c public 127.0.0.1 '' NET-SNMP-EXAMPLES-MIB::netSnmpExampleHeartbeatNotification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trapd</text:span></text:span><text:span text:style-name="T65">: Demon que escuta e processa traps SNMP recebidas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trapd -f -Lo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translate</text:span></text:span><text:span text:style-name="T65">: Converte entre nomes de OIDs e suas representações numéricas.</text:span></text:p>
      <text:p text:style-name="P24"><text:soft-page-break/><text:span text:style-name="Strong_20_Emphasis"><text:span text:style-name="T65">Exemplo</text:span></text:span><text:span text:style-name="T65">: </text:span><text:span text:style-name="Source_20_Text"><text:span text:style-name="T65">snmptranslate -On SNMPv2-MIB::sysDescr.0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status</text:span></text:span><text:span text:style-name="T65">: Fornece um resumo do status de um dispositivo SNMP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status -v 2c -c public 127.0.0.1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df</text:span></text:span><text:span text:style-name="T65">: Exibe informações de uso de disco semelhantes ao comando </text:span><text:span text:style-name="Source_20_Text"><text:span text:style-name="T65">df</text:span></text:span><text:span text:style-name="T65">, mas via SNMP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df -v 2c -c public 127.0.0.1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mib2c</text:span></text:span><text:span text:style-name="T65">: Ferramenta que converte definições MIB em código C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mib2c -c mib2c.scalar.conf myMIB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tkmib</text:span></text:span><text:span text:style-name="T65">: Navegador gráfico de MIB baseado em Perl/Tk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tkmib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usm</text:span></text:span><text:span text:style-name="T65">: Gerencia tabelas de segurança baseadas em usuário para SNMPv3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usm -v 3 -u myUser -l authPriv -a MD5 -A myAuthPass -x DES -X myPrivPass 127.0.0.1 create newUser</text:span></text:span><text:span text:style-name="T65"> </text:span></text:p>
      <text:p text:style-name="P24"><text:span text:style-name="Strong_20_Emphasis"><text:span text:style-name="T65"/></text:span></text:p>
      <text:p text:style-name="P24"><text:span text:style-name="Strong_20_Emphasis"><text:span text:style-name="T65">snmpvacm</text:span></text:span><text:span text:style-name="T65">: Gerencia configurações de controle de acesso baseado em visualização para SNMPv3.</text:span></text:p>
      <text:p text:style-name="P24"><text:span text:style-name="Strong_20_Emphasis"><text:span text:style-name="T65">Exemplo</text:span></text:span><text:span text:style-name="T65">: </text:span><text:span text:style-name="Source_20_Text"><text:span text:style-name="T65">snmpvacm -v 3 -u myUser -l authPriv -a MD5 -A myAuthPass -x DES -X myPrivPass 127.0.0.1 createView myView 1.3.6.1.2.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44:44.984720249</meta:creation-date>
    <dc:date>2025-03-12T15:01:30.725187161</dc:date>
    <meta:editing-duration>PT4H54M47S</meta:editing-duration>
    <meta:editing-cycles>55</meta:editing-cycles>
    <meta:generator>LibreOffice/24.2.7.2$Linux_X86_64 LibreOffice_project/420$Build-2</meta:generator>
    <meta:document-statistic meta:table-count="0" meta:image-count="0" meta:object-count="0" meta:page-count="4" meta:paragraph-count="61" meta:word-count="731" meta:character-count="4828" meta:non-whitespace-character-count="4141"/>
  </office:meta>
</office:document-meta>
</file>